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8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4.004cm"/>
    </style:style>
    <style:style style:name="co6" style:family="table-column">
      <style:table-column-properties fo:break-before="auto" style:column-width="3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levant GPU Resources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Max Shared Memory Per Block</text:p>
          </table:table-cell>
          <table:table-cell office:value-type="float" office:value="49152" calcext:value-type="float">
            <text:p>49152</text:p>
          </table:table-cell>
          <table:table-cell/>
        </table:table-row>
        <table:table-row table:style-name="ro1">
          <table:table-cell office:value-type="string" calcext:value-type="string">
            <text:p>Max Blocks Per Multiprocesso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ltiprocessor Count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ax Shared Memory Per Multiprocessor</text:p>
          </table:table-cell>
          <table:table-cell office:value-type="float" office:value="65536" calcext:value-type="float">
            <text:p>65536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.999cm" svg:height="8.999cm" svg:x="16.653cm" svg:y="6.316cm">
            <draw:object draw:notify-on-update-of-ranges="Sheet2.A1:Sheet2.A1 Sheet2.A2:Sheet2.A6 Sheet2.C1:Sheet2.C1 Sheet2.C2:Sheet2.C6 Sheet2.A1:Sheet2.A1 Sheet2.A2:Sheet2.A6 Sheet2.D1:Sheet2.D1 Sheet2.D2:Sheet2.D6 Sheet2.A1:Sheet2.A1 Sheet2.A2:Sheet2.A6 Sheet2.E1:Sheet2.E1 Sheet2.E2:Sheet2.E6 Sheet2.A1:Sheet2.A1 Sheet2.A2:Sheet2.A6 Sheet2.F1:Sheet2.F1 Sheet2.F2:Sheet2.F6 Sheet2.A1:Sheet2.A1 Sheet2.A2:Sheet2.A6 Sheet2.G1:Sheet2.G1 Sheet2.G2:Sheet2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491cm" svg:height="9.276cm" svg:x="0.422cm" svg:y="6.316cm">
            <draw:object draw:notify-on-update-of-ranges="Sheet2.B8:Sheet2.B8 Sheet2.B9:Sheet2.B13 Sheet2.C8:Sheet2.C8 Sheet2.C9:Sheet2.C13 Sheet2.B8:Sheet2.B8 Sheet2.B9:Sheet2.B13 Sheet2.D8:Sheet2.D8 Sheet2.D9:Sheet2.D13 Sheet2.B8:Sheet2.B8 Sheet2.B9:Sheet2.B13 Sheet2.E8:Sheet2.E8 Sheet2.E9:Sheet2.E13 Sheet2.B8:Sheet2.B8 Sheet2.B9:Sheet2.B13 Sheet2.F8:Sheet2.F8 Sheet2.F9:Sheet2.F13 Sheet2.B8:Sheet2.B8 Sheet2.B9:Sheet2.B13 Sheet2.G8:Sheet2.G8 Sheet2.G9:Sheet2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Array Size</text:p>
          </table:table-cell>
          <table:table-cell office:value-type="string" calcext:value-type="string">
            <text:p>Time – Thrust (ms)</text:p>
          </table:table-cell>
          <table:table-cell office:value-type="string" calcext:value-type="string">
            <text:p>Time – More Efficient (ms)</text:p>
          </table:table-cell>
          <table:table-cell office:value-type="string" calcext:value-type="string">
            <text:p>Time – Efficient (ms)</text:p>
          </table:table-cell>
          <table:table-cell office:value-type="string" calcext:value-type="string">
            <text:p>Time – Naive (ms)</text:p>
          </table:table-cell>
          <table:table-cell office:value-type="string" calcext:value-type="string">
            <text:p>Time – CPU (ms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.33824" calcext:value-type="float">
            <text:p>2.33824</text:p>
          </table:table-cell>
          <table:table-cell office:value-type="float" office:value="8.31011" calcext:value-type="float">
            <text:p>8.31011</text:p>
          </table:table-cell>
          <table:table-cell office:value-type="float" office:value="60.4827" calcext:value-type="float">
            <text:p>60.4827</text:p>
          </table:table-cell>
          <table:table-cell office:value-type="float" office:value="90.8156" calcext:value-type="float">
            <text:p>90.8156</text:p>
          </table:table-cell>
          <table:table-cell office:value-type="float" office:value="100.506" calcext:value-type="float">
            <text:p>100.5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.82819" calcext:value-type="float">
            <text:p>2.82819</text:p>
          </table:table-cell>
          <table:table-cell office:value-type="float" office:value="7.86086" calcext:value-type="float">
            <text:p>7.86086</text:p>
          </table:table-cell>
          <table:table-cell office:value-type="float" office:value="39.8534" calcext:value-type="float">
            <text:p>39.8534</text:p>
          </table:table-cell>
          <table:table-cell office:value-type="float" office:value="87.9039" calcext:value-type="float">
            <text:p>87.9039</text:p>
          </table:table-cell>
          <table:table-cell office:value-type="float" office:value="99.7878" calcext:value-type="float">
            <text:p>99.78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.6631" calcext:value-type="float">
            <text:p>2.6631</text:p>
          </table:table-cell>
          <table:table-cell office:value-type="float" office:value="8.06944" calcext:value-type="float">
            <text:p>8.06944</text:p>
          </table:table-cell>
          <table:table-cell office:value-type="float" office:value="40.466" calcext:value-type="float">
            <text:p>40.466</text:p>
          </table:table-cell>
          <table:table-cell office:value-type="float" office:value="89.7097" calcext:value-type="float">
            <text:p>89.7097</text:p>
          </table:table-cell>
          <table:table-cell office:value-type="float" office:value="102.305" calcext:value-type="float">
            <text:p>102.3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.58723" calcext:value-type="float">
            <text:p>2.58723</text:p>
          </table:table-cell>
          <table:table-cell office:value-type="float" office:value="8.12534" calcext:value-type="float">
            <text:p>8.12534</text:p>
          </table:table-cell>
          <table:table-cell office:value-type="float" office:value="45.7202" calcext:value-type="float">
            <text:p>45.7202</text:p>
          </table:table-cell>
          <table:table-cell office:value-type="float" office:value="91.4008" calcext:value-type="float">
            <text:p>91.4008</text:p>
          </table:table-cell>
          <table:table-cell office:value-type="float" office:value="104.522" calcext:value-type="float">
            <text:p>104.5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.81648" calcext:value-type="float">
            <text:p>2.81648</text:p>
          </table:table-cell>
          <table:table-cell office:value-type="float" office:value="10.0187" calcext:value-type="float">
            <text:p>10.0187</text:p>
          </table:table-cell>
          <table:table-cell office:value-type="float" office:value="56.9462" calcext:value-type="float">
            <text:p>56.9462</text:p>
          </table:table-cell>
          <table:table-cell office:value-type="float" office:value="88.737" calcext:value-type="float">
            <text:p>88.737</text:p>
          </table:table-cell>
          <table:table-cell office:value-type="float" office:value="99.3046" calcext:value-type="float">
            <text:p>99.30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Array Size</text:p>
          </table:table-cell>
          <table:table-cell office:value-type="string" calcext:value-type="string">
            <text:p>Time – Thrust (ms)</text:p>
          </table:table-cell>
          <table:table-cell office:value-type="string" calcext:value-type="string">
            <text:p>Time – More Efficient (ms)</text:p>
          </table:table-cell>
          <table:table-cell office:value-type="string" calcext:value-type="string">
            <text:p>Time – Efficient (ms)</text:p>
          </table:table-cell>
          <table:table-cell office:value-type="string" calcext:value-type="string">
            <text:p>Time – Naive (ms)</text:p>
          </table:table-cell>
          <table:table-cell office:value-type="string" calcext:value-type="string">
            <text:p>Time – CPU (ms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369" calcext:value-type="float">
            <text:p>0.7369</text:p>
          </table:table-cell>
          <table:table-cell office:value-type="float" office:value="1.17725" calcext:value-type="float">
            <text:p>1.17725</text:p>
          </table:table-cell>
          <table:table-cell office:value-type="float" office:value="1.09101" calcext:value-type="float">
            <text:p>1.09101</text:p>
          </table:table-cell>
          <table:table-cell office:value-type="float" office:value="1.4263" calcext:value-type="float">
            <text:p>1.4263</text:p>
          </table:table-cell>
          <table:table-cell office:value-type="float" office:value="1.8822" calcext:value-type="float">
            <text:p>1.88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579" calcext:value-type="float">
            <text:p>0.579</text:p>
          </table:table-cell>
          <table:table-cell office:value-type="float" office:value="1.2023" calcext:value-type="float">
            <text:p>1.2023</text:p>
          </table:table-cell>
          <table:table-cell office:value-type="float" office:value="3.03174" calcext:value-type="float">
            <text:p>3.03174</text:p>
          </table:table-cell>
          <table:table-cell office:value-type="float" office:value="5.03248" calcext:value-type="float">
            <text:p>5.03248</text:p>
          </table:table-cell>
          <table:table-cell office:value-type="float" office:value="6.3885" calcext:value-type="float">
            <text:p>6.3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.14698" calcext:value-type="float">
            <text:p>1.14698</text:p>
          </table:table-cell>
          <table:table-cell office:value-type="float" office:value="2.78768" calcext:value-type="float">
            <text:p>2.78768</text:p>
          </table:table-cell>
          <table:table-cell office:value-type="float" office:value="10.0146" calcext:value-type="float">
            <text:p>10.0146</text:p>
          </table:table-cell>
          <table:table-cell office:value-type="float" office:value="20.135" calcext:value-type="float">
            <text:p>20.135</text:p>
          </table:table-cell>
          <table:table-cell office:value-type="float" office:value="26.772" calcext:value-type="float">
            <text:p>26.7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.82819" calcext:value-type="float">
            <text:p>2.82819</text:p>
          </table:table-cell>
          <table:table-cell office:value-type="float" office:value="7.86086" calcext:value-type="float">
            <text:p>7.86086</text:p>
          </table:table-cell>
          <table:table-cell office:value-type="float" office:value="39.8534" calcext:value-type="float">
            <text:p>39.8534</text:p>
          </table:table-cell>
          <table:table-cell office:value-type="float" office:value="87.9039" calcext:value-type="float">
            <text:p>87.9039</text:p>
          </table:table-cell>
          <table:table-cell office:value-type="float" office:value="99.7878" calcext:value-type="float">
            <text:p>99.78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8.12442" calcext:value-type="float">
            <text:p>8.12442</text:p>
          </table:table-cell>
          <table:table-cell office:value-type="float" office:value="28.7965" calcext:value-type="float">
            <text:p>28.7965</text:p>
          </table:table-cell>
          <table:table-cell office:value-type="float" office:value="180.96" calcext:value-type="float">
            <text:p>180.96</text:p>
          </table:table-cell>
          <table:table-cell office:value-type="float" office:value="378.851" calcext:value-type="float">
            <text:p>378.851</text:p>
          </table:table-cell>
          <table:table-cell office:value-type="float" office:value="418.233" calcext:value-type="float">
            <text:p>418.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00/00/00</text:date>, <text:time style:data-style-name="N2" text:time-value="19:31:39.19902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8:01:21.036432600</meta:creation-date>
    <dc:date>2025-09-16T20:35:08.195676700</dc:date>
    <meta:editing-duration>PT1H33M11S</meta:editing-duration>
    <meta:editing-cycles>6</meta:editing-cycles>
    <meta:generator>LibreOffice/25.2.5.2$Windows_X86_64 LibreOffice_project/03d19516eb2e1dd5d4ccd751a0d6f35f35e08022</meta:generator>
    <meta:document-statistic meta:table-count="2" meta:cell-count="9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855cm" svg:y="0.316cm" chart:style-name="ch2">
          <text:p>Running Time w.r.t. Block Size</text:p>
        </chart:title>
        <chart:legend chart:legend-position="end" svg:x="10.623cm" svg:y="3.205cm" style:legend-expansion="high" chart:style-name="ch3"/>
        <chart:plot-area chart:style-name="ch4" svg:x="1.331cm" svg:y="1.275cm" svg:width="8.972cm" svg:height="6.564cm">
          <chart:coordinate-region svg:x="2.156cm" svg:y="1.474cm" svg:width="7.763cm" svg:height="5.718cm"/>
          <chart:axis chart:dimension="x" chart:name="primary-x" chart:style-name="ch5">
            <chart:title svg:x="5.019cm" svg:y="8.019cm" chart:style-name="ch2">
              <text:p><text:span text:style-name="T1">Block Size</text:span></text:p>
            </chart:title>
          </chart:axis>
          <chart:axis chart:dimension="y" chart:name="primary-y" chart:style-name="ch5">
            <chart:title svg:x="0.451cm" svg:y="5.328cm" chart:style-name="ch6">
              <text:p><text:span text:style-name="T1">Time (ms)</text:span></text:p>
            </chart:title>
            <chart:grid chart:style-name="ch7" chart:class="major"/>
          </chart:axis>
          <chart:series chart:style-name="ch8" chart:values-cell-range-address="Sheet2.C2:Sheet2.C6" chart:label-cell-address="Sheet2.C1:Sheet2.C1" chart:class="chart:scatter">
            <chart:domain table:cell-range-address="Sheet2.A2:Sheet2.A6"/>
            <chart:data-point chart:repeated="5"/>
          </chart:series>
          <chart:series chart:style-name="ch9" chart:values-cell-range-address="Sheet2.D2:Sheet2.D6" chart:label-cell-address="Sheet2.D1:Sheet2.D1" chart:class="chart:scatter">
            <chart:data-point chart:repeated="5"/>
          </chart:series>
          <chart:series chart:style-name="ch10" chart:values-cell-range-address="Sheet2.E2:Sheet2.E6" chart:label-cell-address="Sheet2.E1:Sheet2.E1" chart:class="chart:scatter">
            <chart:data-point chart:repeated="5"/>
          </chart:series>
          <chart:series chart:style-name="ch11" chart:values-cell-range-address="Sheet2.F2:Sheet2.F6" chart:label-cell-address="Sheet2.F1:Sheet2.F1" chart:class="chart:scatter">
            <chart:data-point chart:repeated="5"/>
          </chart:series>
          <chart:series chart:style-name="ch12" chart:values-cell-range-address="Sheet2.G2:Sheet2.G6" chart:label-cell-address="Sheet2.G1:Sheet2.G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– Thrust (ms)</text:p>
                <draw:g>
                  <svg:desc>Sheet2.C1:Sheet2.C1</svg:desc>
                </draw:g>
              </table:table-cell>
              <table:table-cell office:value-type="string">
                <text:p>Time – More Efficient (ms)</text:p>
                <draw:g>
                  <svg:desc>Sheet2.D1:Sheet2.D1</svg:desc>
                </draw:g>
              </table:table-cell>
              <table:table-cell office:value-type="string">
                <text:p>Time – Efficient (ms)</text:p>
                <draw:g>
                  <svg:desc>Sheet2.E1:Sheet2.E1</svg:desc>
                </draw:g>
              </table:table-cell>
              <table:table-cell office:value-type="string">
                <text:p>Time – Naive (ms)</text:p>
                <draw:g>
                  <svg:desc>Sheet2.F1:Sheet2.F1</svg:desc>
                </draw:g>
              </table:table-cell>
              <table:table-cell office:value-type="string">
                <text:p>Time – CPU (ms)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2.A2:Sheet2.A6</svg:desc>
                </draw:g>
              </table:table-cell>
              <table:table-cell office:value-type="float" office:value="2.33824">
                <text:p>2.33824</text:p>
                <draw:g>
                  <svg:desc>Sheet2.C2:Sheet2.C6</svg:desc>
                </draw:g>
              </table:table-cell>
              <table:table-cell office:value-type="float" office:value="8.31011">
                <text:p>8.31011</text:p>
                <draw:g>
                  <svg:desc>Sheet2.D2:Sheet2.D6</svg:desc>
                </draw:g>
              </table:table-cell>
              <table:table-cell office:value-type="float" office:value="60.4827">
                <text:p>60.4827</text:p>
                <draw:g>
                  <svg:desc>Sheet2.E2:Sheet2.E6</svg:desc>
                </draw:g>
              </table:table-cell>
              <table:table-cell office:value-type="float" office:value="90.8156">
                <text:p>90.8156</text:p>
                <draw:g>
                  <svg:desc>Sheet2.F2:Sheet2.F6</svg:desc>
                </draw:g>
              </table:table-cell>
              <table:table-cell office:value-type="float" office:value="100.506">
                <text:p>100.506</text:p>
                <draw:g>
                  <svg:desc>Sheet2.G2:Sheet2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2.82819">
                <text:p>2.82819</text:p>
              </table:table-cell>
              <table:table-cell office:value-type="float" office:value="7.86086">
                <text:p>7.86086</text:p>
              </table:table-cell>
              <table:table-cell office:value-type="float" office:value="39.8534">
                <text:p>39.8534</text:p>
              </table:table-cell>
              <table:table-cell office:value-type="float" office:value="87.9039">
                <text:p>87.9039</text:p>
              </table:table-cell>
              <table:table-cell office:value-type="float" office:value="99.7878">
                <text:p>99.7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.6631">
                <text:p>2.6631</text:p>
              </table:table-cell>
              <table:table-cell office:value-type="float" office:value="8.06944">
                <text:p>8.06944</text:p>
              </table:table-cell>
              <table:table-cell office:value-type="float" office:value="40.466">
                <text:p>40.466</text:p>
              </table:table-cell>
              <table:table-cell office:value-type="float" office:value="89.7097">
                <text:p>89.7097</text:p>
              </table:table-cell>
              <table:table-cell office:value-type="float" office:value="102.305">
                <text:p>102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2.58723">
                <text:p>2.58723</text:p>
              </table:table-cell>
              <table:table-cell office:value-type="float" office:value="8.12534">
                <text:p>8.12534</text:p>
              </table:table-cell>
              <table:table-cell office:value-type="float" office:value="45.7202">
                <text:p>45.7202</text:p>
              </table:table-cell>
              <table:table-cell office:value-type="float" office:value="91.4008">
                <text:p>91.4008</text:p>
              </table:table-cell>
              <table:table-cell office:value-type="float" office:value="104.522">
                <text:p>104.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.81648">
                <text:p>2.81648</text:p>
              </table:table-cell>
              <table:table-cell office:value-type="float" office:value="10.0187">
                <text:p>10.0187</text:p>
              </table:table-cell>
              <table:table-cell office:value-type="float" office:value="56.9462">
                <text:p>56.9462</text:p>
              </table:table-cell>
              <table:table-cell office:value-type="float" office:value="88.737">
                <text:p>88.737</text:p>
              </table:table-cell>
              <table:table-cell office:value-type="float" office:value="99.3046">
                <text:p>99.3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492cm" svg:height="9.277cm" xlink:href=".." xlink:type="simple" chart:class="chart:scatter" chart:style-name="ch1">
        <chart:title svg:x="5.113cm" svg:y="0.321cm" chart:style-name="ch2">
          <text:p>Running Time w.r.t. Array Size</text:p>
        </chart:title>
        <chart:legend chart:legend-position="end" svg:x="11.115cm" svg:y="3.343cm" style:legend-expansion="high" chart:style-name="ch3"/>
        <chart:plot-area chart:style-name="ch4" svg:x="1.34cm" svg:y="1.285cm" svg:width="9.446cm" svg:height="6.826cm">
          <chart:coordinate-region svg:x="2.165cm" svg:y="1.484cm" svg:width="7.758cm" svg:height="5.98cm"/>
          <chart:axis chart:dimension="x" chart:name="primary-x" chart:style-name="ch5">
            <chart:title svg:x="5.274cm" svg:y="8.296cm" chart:style-name="ch2">
              <text:p><text:span text:style-name="T1">Array Size</text:span></text:p>
            </chart:title>
          </chart:axis>
          <chart:axis chart:dimension="y" chart:name="primary-y" chart:style-name="ch6">
            <chart:title svg:x="0.451cm" svg:y="5.469cm" chart:style-name="ch7">
              <text:p><text:span text:style-name="T1">Time (ms)</text:span></text:p>
            </chart:title>
            <chart:grid chart:style-name="ch8" chart:class="major"/>
          </chart:axis>
          <chart:series chart:style-name="ch9" chart:values-cell-range-address="Sheet2.C9:Sheet2.C13" chart:label-cell-address="Sheet2.C8:Sheet2.C8" chart:class="chart:scatter">
            <chart:domain table:cell-range-address="Sheet2.B9:Sheet2.B13"/>
            <chart:data-point chart:repeated="5"/>
          </chart:series>
          <chart:series chart:style-name="ch10" chart:values-cell-range-address="Sheet2.D9:Sheet2.D13" chart:label-cell-address="Sheet2.D8:Sheet2.D8" chart:class="chart:scatter">
            <chart:data-point chart:repeated="5"/>
          </chart:series>
          <chart:series chart:style-name="ch11" chart:values-cell-range-address="Sheet2.E9:Sheet2.E13" chart:label-cell-address="Sheet2.E8:Sheet2.E8" chart:class="chart:scatter">
            <chart:data-point chart:repeated="5"/>
          </chart:series>
          <chart:series chart:style-name="ch12" chart:values-cell-range-address="Sheet2.F9:Sheet2.F13" chart:label-cell-address="Sheet2.F8:Sheet2.F8" chart:class="chart:scatter">
            <chart:data-point chart:repeated="5"/>
          </chart:series>
          <chart:series chart:style-name="ch13" chart:values-cell-range-address="Sheet2.G9:Sheet2.G13" chart:label-cell-address="Sheet2.G8:Sheet2.G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– Thrust (ms)</text:p>
                <draw:g>
                  <svg:desc>Sheet2.C8:Sheet2.C8</svg:desc>
                </draw:g>
              </table:table-cell>
              <table:table-cell office:value-type="string">
                <text:p>Time – More Efficient (ms)</text:p>
                <draw:g>
                  <svg:desc>Sheet2.D8:Sheet2.D8</svg:desc>
                </draw:g>
              </table:table-cell>
              <table:table-cell office:value-type="string">
                <text:p>Time – Efficient (ms)</text:p>
                <draw:g>
                  <svg:desc>Sheet2.E8:Sheet2.E8</svg:desc>
                </draw:g>
              </table:table-cell>
              <table:table-cell office:value-type="string">
                <text:p>Time – Naive (ms)</text:p>
                <draw:g>
                  <svg:desc>Sheet2.F8:Sheet2.F8</svg:desc>
                </draw:g>
              </table:table-cell>
              <table:table-cell office:value-type="string">
                <text:p>Time – CPU (ms)</text:p>
                <draw:g>
                  <svg:desc>Sheet2.G8:Sheet2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8576">
                <text:p>1048576</text:p>
                <draw:g>
                  <svg:desc>Sheet2.B9:Sheet2.B13</svg:desc>
                </draw:g>
              </table:table-cell>
              <table:table-cell office:value-type="float" office:value="0.7369">
                <text:p>0.7369</text:p>
                <draw:g>
                  <svg:desc>Sheet2.C9:Sheet2.C13</svg:desc>
                </draw:g>
              </table:table-cell>
              <table:table-cell office:value-type="float" office:value="1.17725">
                <text:p>1.17725</text:p>
                <draw:g>
                  <svg:desc>Sheet2.D9:Sheet2.D13</svg:desc>
                </draw:g>
              </table:table-cell>
              <table:table-cell office:value-type="float" office:value="1.09101">
                <text:p>1.09101</text:p>
                <draw:g>
                  <svg:desc>Sheet2.E9:Sheet2.E13</svg:desc>
                </draw:g>
              </table:table-cell>
              <table:table-cell office:value-type="float" office:value="1.4263">
                <text:p>1.4263</text:p>
                <draw:g>
                  <svg:desc>Sheet2.F9:Sheet2.F13</svg:desc>
                </draw:g>
              </table:table-cell>
              <table:table-cell office:value-type="float" office:value="1.8822">
                <text:p>1.8822</text:p>
                <draw:g>
                  <svg:desc>Sheet2.G9:Sheet2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94304">
                <text:p>4194304</text:p>
              </table:table-cell>
              <table:table-cell office:value-type="float" office:value="0.579">
                <text:p>0.579</text:p>
              </table:table-cell>
              <table:table-cell office:value-type="float" office:value="1.2023">
                <text:p>1.2023</text:p>
              </table:table-cell>
              <table:table-cell office:value-type="float" office:value="3.03174">
                <text:p>3.03174</text:p>
              </table:table-cell>
              <table:table-cell office:value-type="float" office:value="5.03248">
                <text:p>5.03248</text:p>
              </table:table-cell>
              <table:table-cell office:value-type="float" office:value="6.3885">
                <text:p>6.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77216">
                <text:p>16777216</text:p>
              </table:table-cell>
              <table:table-cell office:value-type="float" office:value="1.14698">
                <text:p>1.14698</text:p>
              </table:table-cell>
              <table:table-cell office:value-type="float" office:value="2.78768">
                <text:p>2.78768</text:p>
              </table:table-cell>
              <table:table-cell office:value-type="float" office:value="10.0146">
                <text:p>10.0146</text:p>
              </table:table-cell>
              <table:table-cell office:value-type="float" office:value="20.135">
                <text:p>20.135</text:p>
              </table:table-cell>
              <table:table-cell office:value-type="float" office:value="26.772">
                <text:p>26.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108864">
                <text:p>67108864</text:p>
              </table:table-cell>
              <table:table-cell office:value-type="float" office:value="2.82819">
                <text:p>2.82819</text:p>
              </table:table-cell>
              <table:table-cell office:value-type="float" office:value="7.86086">
                <text:p>7.86086</text:p>
              </table:table-cell>
              <table:table-cell office:value-type="float" office:value="39.8534">
                <text:p>39.8534</text:p>
              </table:table-cell>
              <table:table-cell office:value-type="float" office:value="87.9039">
                <text:p>87.9039</text:p>
              </table:table-cell>
              <table:table-cell office:value-type="float" office:value="99.7878">
                <text:p>99.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435456">
                <text:p>268435456</text:p>
              </table:table-cell>
              <table:table-cell office:value-type="float" office:value="8.12442">
                <text:p>8.12442</text:p>
              </table:table-cell>
              <table:table-cell office:value-type="float" office:value="28.7965">
                <text:p>28.7965</text:p>
              </table:table-cell>
              <table:table-cell office:value-type="float" office:value="180.96">
                <text:p>180.96</text:p>
              </table:table-cell>
              <table:table-cell office:value-type="float" office:value="378.851">
                <text:p>378.851</text:p>
              </table:table-cell>
              <table:table-cell office:value-type="float" office:value="418.233">
                <text:p>418.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